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6">
      <style:graphic-properties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380" draw:master-page-name="Master1-Layout7-blank-Blank" presentation:presentation-page-layout-name="Master1-PPL7" draw:id="Slide-258">
        <draw:custom-shape svg:x="1.46477in" svg:y="1.83145in" svg:width="10.59735in" svg:height="1.91855in" draw:id="id63" draw:style-name="a386" draw:name="Rectangle 1">
          <svg:title/>
          <svg:desc/>
          <text:p text:style-name="a382" text:class-names="" text:cond-style-name=""><text:span text:style-name="a381" text:class-names="">HELPDESK</text:span></text:p>
          <text:p text:style-name="a385" text:class-names="" text:cond-style-name=""><text:span text:style-name="a383" text:class-names="">REPORT AND RECOMMENDATION</text:span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87" draw:master-page-name="Master1-Layout7-blank-Blank" presentation:presentation-page-layout-name="Master1-PPL7" draw:id="Slide-257">
        <draw:frame draw:id="id64" draw:style-name="a388" draw:name="Chart 1" svg:x="1.90323in" svg:y="2.04301in" svg:width="7.80645in" svg:height="3.73118in" style:rel-width="scale" style:rel-height="scale">
          <draw:object xlink:href="Object 1/" xlink:type="simple" xlink:show="embed" xlink:actuate="onLoad"/>
          <svg:title/>
          <svg:desc/>
        </draw:frame>
        <draw:frame draw:id="id65" draw:style-name="a404" draw:name="TextBox 2" svg:x="9.63441in" svg:y="1.8172in" svg:width="3.51613in" svg:height="4.03906in">
          <draw:text-box>
            <text:p text:style-name="a392" text:class-names="" text:cond-style-name=""><text:span text:style-name="a389" text:class-names="">From the</text:span><text:span text:style-name="a390" text:class-names=""><text:s text:c="1"/></text:span><text:span text:style-name="a391" text:class-names="">figure, it can be seen that the JDE Support team responded to the most number of tickets and the Hardware Team responded to the least.</text:span></text:p>
            <text:p text:style-name="a394" text:class-names="" text:cond-style-name=""><text:span text:style-name="a393" text:class-names=""/></text:p>
            <text:p text:style-name="a403" text:class-names="" text:cond-style-name=""><text:span text:style-name="a395" text:class-names="">Recommendation</text:span><text:span text:style-name="a396" text:class-names="">:The</text:span><text:span text:style-name="a397" text:class-names=""><text:s text:c="1"/>management needs to find out from the Hardware</text:span><text:span text:style-name="a398" text:class-names=""><text:s text:c="1"/></text:span><text:span text:style-name="a399" text:class-names="">Team</text:span><text:span text:style-name="a400" text:class-names=""><text:s text:c="1"/></text:span><text:span text:style-name="a401" text:class-names="">Lead what challenges the team is facing to result in such poor performance and take necessary actions to rectify the issues.</text:span><text:span text:style-name="a402" text:class-names=""/></text:p>
          </draw:text-box>
          <svg:title/>
          <svg:desc/>
        </draw:frame>
      </draw:page>
      <draw:page draw:name="Slide1" draw:style-name="a405" draw:master-page-name="Master1-Layout7-blank-Blank" presentation:presentation-page-layout-name="Master1-PPL7" draw:id="Slide-256">
        <draw:frame draw:id="id66" draw:style-name="a406" draw:name="Chart 1" svg:x="0.20659in" svg:y="0.32527in" svg:width="9.60833in" svg:height="3in" style:rel-width="scale" style:rel-height="scale">
          <draw:object xlink:href="Object 2/" xlink:type="simple" xlink:show="embed" xlink:actuate="onLoad"/>
          <svg:title/>
          <svg:desc/>
        </draw:frame>
        <draw:frame draw:id="id67" draw:style-name="a493" draw:name="TextBox 2" svg:x="0.39785in" svg:y="3.91398in" svg:width="10.83871in" svg:height="2.52441in">
          <draw:text-box>
            <text:p text:style-name="a408" text:class-names="" text:cond-style-name=""><text:span text:style-name="a407" text:class-names="">From the figure above, the following conclusions were made:</text:span></text:p>
            <text:list text:style-name="a421">
              <text:list-item>
                <text:p text:style-name="a420" text:class-names="" text:cond-style-name=""><text:span text:style-name="a409" text:class-names="">Less</text:span><text:span text:style-name="a410" text:class-names=""><text:s text:c="1"/></text:span><text:span text:style-name="a411" text:class-names="">emergency/High</text:span><text:span text:style-name="a412" text:class-names=""><text:s text:c="1"/></text:span><text:span text:style-name="a413" text:class-names="">priorit</text:span><text:span text:style-name="a414" text:class-names="">y</text:span><text:span text:style-name="a415" text:class-names=""><text:s text:c="1"/>cases</text:span><text:span text:style-name="a416" text:class-names=""><text:s text:c="1"/></text:span><text:span text:style-name="a417" text:class-names="">were</text:span><text:span text:style-name="a418" text:class-names=""><text:s text:c="1"/></text:span><text:span text:style-name="a419" text:class-names="">resolved by the Teams</text:span></text:p>
              </text:list-item>
            </text:list>
            <text:list text:style-name="a483">
              <text:list-item>
                <text:p text:style-name="a482" text:class-names="" text:cond-style-name=""><text:span text:style-name="a422" text:class-names="">More resolved</text:span><text:span text:style-name="a423" text:class-names=""><text:s text:c="1"/></text:span><text:span text:style-name="a424" text:class-names="">Tickets</text:span><text:span text:style-name="a425" text:class-names=""><text:s text:c="1"/></text:span><text:span text:style-name="a426" text:class-names="">were</text:span><text:span text:style-name="a427" text:class-names=""><text:s text:c="1"/></text:span><text:span text:style-name="a428" text:class-names="">sourced</text:span><text:span text:style-name="a429" text:class-names=""><text:s text:c="1"/></text:span><text:span text:style-name="a430" text:class-names="">from</text:span><text:span text:style-name="a431" text:class-names=""><text:s text:c="1"/></text:span><text:span text:style-name="a432" text:class-names="">the</text:span><text:span text:style-name="a433" text:class-names=""><text:s text:c="1"/></text:span><text:span text:style-name="a434" text:class-names="">web.</text:span><text:span text:style-name="a435" text:class-names=""><text:s text:c="1"/></text:span><text:span text:style-name="a436" text:class-names="">Management</text:span><text:span text:style-name="a437" text:class-names=""><text:s text:c="1"/></text:span><text:span text:style-name="a438" text:class-names="">needs</text:span><text:span text:style-name="a439" text:class-names=""><text:s text:c="1"/></text:span><text:span text:style-name="a440" text:class-names="">to</text:span><text:span text:style-name="a441" text:class-names=""><text:s text:c="1"/></text:span><text:span text:style-name="a442" text:class-names="">identify</text:span><text:span text:style-name="a443" text:class-names=""><text:s text:c="1"/></text:span><text:span text:style-name="a444" text:class-names="">and</text:span><text:span text:style-name="a445" text:class-names=""><text:s text:c="1"/></text:span><text:span text:style-name="a446" text:class-names="">encourage</text:span><text:span text:style-name="a447" text:class-names=""><text:s text:c="1"/></text:span><text:span text:style-name="a448" text:class-names="">the</text:span><text:span text:style-name="a449" text:class-names=""><text:s text:c="1"/></text:span><text:span text:style-name="a450" text:class-names="">need</text:span><text:span text:style-name="a451" text:class-names=""><text:s text:c="1"/></text:span><text:span text:style-name="a452" text:class-names="">to</text:span><text:span text:style-name="a453" text:class-names=""><text:s text:c="1"/></text:span><text:span text:style-name="a454" text:class-names="">resolve</text:span><text:span text:style-name="a455" text:class-names=""><text:s text:c="1"/></text:span><text:span text:style-name="a456" text:class-names="">tickets</text:span><text:span text:style-name="a457" text:class-names=""><text:s text:c="1"/></text:span><text:span text:style-name="a458" text:class-names="">sent</text:span><text:span text:style-name="a459" text:class-names=""><text:s text:c="1"/></text:span><text:span text:style-name="a460" text:class-names="">by</text:span><text:span text:style-name="a461" text:class-names=""><text:s text:c="1"/></text:span><text:span text:style-name="a462" text:class-names="">email</text:span><text:span text:style-name="a463" text:class-names=""><text:s text:c="1"/></text:span><text:span text:style-name="a464" text:class-names="">and</text:span><text:span text:style-name="a465" text:class-names=""><text:s text:c="1"/></text:span><text:span text:style-name="a466" text:class-names="">issues</text:span><text:span text:style-name="a467" text:class-names=""><text:s text:c="1"/></text:span><text:span text:style-name="a468" text:class-names="">reported</text:span><text:span text:style-name="a469" text:class-names=""><text:s text:c="1"/></text:span><text:span text:style-name="a470" text:class-names="">by</text:span><text:span text:style-name="a471" text:class-names=""><text:s text:c="1"/></text:span><text:span text:style-name="a472" text:class-names="">phone</text:span><text:span text:style-name="a473" text:class-names=""><text:s text:c="1"/></text:span><text:span text:style-name="a474" text:class-names="">to</text:span><text:span text:style-name="a475" text:class-names=""><text:s text:c="1"/></text:span><text:span text:style-name="a476" text:class-names="">increase</text:span><text:span text:style-name="a477" text:class-names=""><text:s text:c="1"/></text:span><text:span text:style-name="a478" text:class-names="">customer</text:span><text:span text:style-name="a479" text:class-names=""><text:s text:c="1"/></text:span><text:span text:style-name="a480" text:class-names="">satisfaction</text:span><text:span text:style-name="a481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4" text:class-names="">Most</text:span><text:span text:style-name="a485" text:class-names=""><text:s text:c="1"/></text:span><text:span text:style-name="a486" text:class-names="">of the opened/unresolved Tickets have breached SLAs. Its key for management to look into the reason behind this to prevent loss of customers and revenue.</text:span></text:p>
              </text:list-item>
            </text:list>
            <text:list text:style-name="a492">
              <text:list-item>
                <text:p text:style-name="a491" text:class-names="" text:cond-style-name=""><text:span text:style-name="a489" text:class-names="">The JDE Support Team worked on more tickets compared to all other teams and the Hardware Team responded to the least number of tickets. The management should find a way to motivate the other teams to emulate the effective system which is evident in the performance of the JDE Support Team</text:span><text:span text:style-name="a4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Fave Eze</meta:initial-creator>
    <dc:creator>Fave Eze</dc:creator>
    <meta:creation-date>2022-09-27T09:23:47Z</meta:creation-date>
    <dc:date>2022-09-27T10:05:24Z</dc:date>
    <meta:editing-cycles>1</meta:editing-cycles>
    <meta:editing-duration>PT2497S</meta:editing-duration>
    <meta:document-statistic meta:paragraph-count="10" meta:word-count="20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8.6451968503937pt" svg:width="562.0644881889764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0" chart:class="chart:bar" chart:attached-axis="primary-y" chart:style-name="G0S0">
            <chart:data-point chart:repeated="9"/>
          </chart:series>
          <chart:series chart:label-cell-address="local-table.$C$1" chart:values-cell-range-address="local-table.$C$2:.$C$10" chart:class="chart:bar" chart:attached-axis="primary-y" chart:style-name="G0S1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um of Total Tickets</text:p>
              </table:table-cell>
              <table:table-cell office:value-type="string">
                <text:p>Sum of Total Tickets per priority</text:p>
              </table:table-cell>
            </table:table-row>
          </table:table-header-rows>
          <table:table-row>
            <table:table-cell office:value-type="string">
              <text:p>AWS Team</text:p>
            </table:table-cell>
            <table:table-cell office:value-type="float" office:value="16"/>
            <table:table-cell office:value-type="float" office:value="50"/>
          </table:table-row>
          <table:table-row>
            <table:table-cell office:value-type="string">
              <text:p>BPM - ProcessMaker Support Team</text:p>
            </table:table-cell>
            <table:table-cell office:value-type="float" office:value="2"/>
            <table:table-cell office:value-type="float" office:value="111"/>
          </table:table-row>
          <table:table-row>
            <table:table-cell office:value-type="string">
              <text:p>Hardware Team</text:p>
            </table:table-cell>
            <table:table-cell office:value-type="float" office:value="3"/>
            <table:table-cell office:value-type="float" office:value="340"/>
          </table:table-row>
          <table:table-row>
            <table:table-cell office:value-type="string">
              <text:p>Help Desk Team</text:p>
            </table:table-cell>
            <table:table-cell office:value-type="float" office:value="35"/>
            <table:table-cell office:value-type="float" office:value="32"/>
          </table:table-row>
          <table:table-row>
            <table:table-cell office:value-type="string">
              <text:p>JDE Support Team</text:p>
            </table:table-cell>
            <table:table-cell office:value-type="float" office:value="237"/>
            <table:table-cell/>
          </table:table-row>
          <table:table-row>
            <table:table-cell office:value-type="string">
              <text:p>Network Team</text:p>
            </table:table-cell>
            <table:table-cell office:value-type="float" office:value="37"/>
            <table:table-cell/>
          </table:table-row>
          <table:table-row>
            <table:table-cell office:value-type="string">
              <text:p>Salesforce Team</text:p>
            </table:table-cell>
            <table:table-cell office:value-type="float" office:value="8"/>
            <table:table-cell/>
          </table:table-row>
          <table:table-row>
            <table:table-cell office:value-type="string">
              <text:p>SAP Support Team</text:p>
            </table:table-cell>
            <table:table-cell office:value-type="float" office:value="184"/>
            <table:table-cell/>
          </table:table-row>
          <table:table-row>
            <table:table-cell office:value-type="string">
              <text:p>Workday Team</text:p>
            </table:table-cell>
            <table:table-cell office:value-type="float" office:value="8"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691.8pt" chart:style-name="Crt0">
        <chart:legend chart:legend-position="end" chart:legend-align="center" chart:style-name="Lgnd"/>
        <chart:plot-area svg:x="0.0pt" svg:y="0.0pt" svg:width="512.7776377952756pt" svg:height="205.4925196850394pt"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bar" chart:attached-axis="primary-y" chart:style-name="G0S2">
            <chart:data-point chart:repeated="5"/>
          </chart:series>
          <chart:series chart:label-cell-address="local-table.$E$1" chart:values-cell-range-address="local-table.$E$2:.$E$6" chart:class="chart:bar" chart:attached-axis="primary-y" chart:style-name="G0S3">
            <chart:data-point chart:repeated="5"/>
          </chart:series>
          <chart:series chart:label-cell-address="local-table.$F$1" chart:values-cell-range-address="local-table.$F$2:.$F$6" chart:class="chart:bar" chart:attached-axis="primary-y" chart:style-name="G0S4">
            <chart:data-point chart:repeated="5"/>
          </chart:series>
          <chart:series chart:label-cell-address="local-table.$G$1" chart:values-cell-range-address="local-table.$G$2:.$G$6" chart:class="chart:bar" chart:attached-axis="primary-y" chart:style-name="G0S5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 office:value-type="string">
                <text:p>Sum of Total Tickets per current status</text:p>
              </table:table-cell>
              <table:table-cell office:value-type="string">
                <text:p>Sum of Total Tickets per priority</text:p>
              </table:table-cell>
              <table:table-cell office:value-type="string">
                <text:p>Sum of Total Tickets per Source</text:p>
              </table:table-cell>
              <table:table-cell office:value-type="string">
                <text:p>Sum of Total Tickets per type</text:p>
              </table:table-cell>
              <table:table-cell office:value-type="string">
                <text:p>Sum of Total per department</text:p>
              </table:table-cell>
              <table:table-cell office:value-type="string">
                <text:p>Sum of Total Tickets per breached sla</text:p>
              </table:table-cell>
            </table:table-row>
          </table:table-header-rows>
          <table:table-row>
            <table:table-cell office:value-type="string">
              <text:p>Closed Tickets</text:p>
            </table:table-cell>
            <table:table-cell office:value-type="float" office:value="456"/>
            <table:table-cell office:value-type="float" office:value="340"/>
            <table:table-cell office:value-type="float" office:value="24"/>
            <table:table-cell/>
            <table:table-cell/>
            <table:table-cell/>
          </table:table-row>
          <table:table-row>
            <table:table-cell office:value-type="string">
              <text:p>Open Tickets</text:p>
            </table:table-cell>
            <table:table-cell office:value-type="float" office:value="31"/>
            <table:table-cell office:value-type="float" office:value="50"/>
            <table:table-cell office:value-type="float" office:value="31"/>
            <table:table-cell office:value-type="float" office:value="364"/>
            <table:table-cell office:value-type="float" office:value="93"/>
            <table:table-cell office:value-type="float" office:value="313"/>
          </table:table-row>
          <table:table-row>
            <table:table-cell office:value-type="string">
              <text:p>Open/Answered Tickets</text:p>
            </table:table-cell>
            <table:table-cell office:value-type="float" office:value="31"/>
            <table:table-cell office:value-type="float" office:value="32"/>
            <table:table-cell/>
            <table:table-cell/>
            <table:table-cell/>
            <table:table-cell/>
          </table:table-row>
          <table:table-row>
            <table:table-cell office:value-type="string">
              <text:p>Resolved Tickets</text:p>
            </table:table-cell>
            <table:table-cell office:value-type="float" office:value="13"/>
            <table:table-cell office:value-type="float" office:value="111"/>
            <table:table-cell office:value-type="float" office:value="475"/>
            <table:table-cell office:value-type="float" office:value="167"/>
            <table:table-cell office:value-type="float" office:value="440"/>
            <table:table-cell office:value-type="float" office:value="218"/>
          </table:table-row>
          <table:table-row>
            <table:table-cell office:value-type="string">
              <text:p>(blank)</text:p>
            </table:table-cell>
            <table:table-cell/>
            <table:table-cell/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